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579d1c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  <style:style style:name="ce19" style:family="table-cell" style:parent-style-name="Default" style:data-style-name="N107">
      <style:table-cell-properties fo:background-color="transparent"/>
      <style:text-properties fo:color="#ff0000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AIG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53.8">
            <text:p>53,8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83.3171531354943">
            <text:p>$83,32</text:p>
          </table:table-cell>
          <table:table-cell table:style-name="ce4" table:formula="of:=[.F2]-[.B3]/[.B4]" office:value-type="currency" office:currency="USD" office:value="83.3171531354943">
            <text:p>$83,32</text:p>
          </table:table-cell>
          <table:table-cell table:style-name="ce14" table:formula="of:=[.G2]/1.1" office:value-type="currency" office:currency="EUR" office:value="75.742866486813">
            <text:p>75,74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76.9116870508484">
            <text:p>$76,91</text:p>
          </table:table-cell>
          <table:table-cell table:style-name="ce6" table:formula="of:=[.F3]-[.B3]/[.B4]" office:value-type="currency" office:currency="USD" office:value="76.9116870508484">
            <text:p>$76,91</text:p>
          </table:table-cell>
          <table:table-cell table:style-name="ce15" table:formula="of:=[.G3]/1.1" office:value-type="currency" office:currency="EUR" office:value="69.9197155007713">
            <text:p>69,92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65.9875929808843">
            <text:p>65,99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0.818">
            <text:p>0,818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48.8795471068244">
            <text:p>$48,88</text:p>
          </table:table-cell>
          <table:table-cell table:style-name="ce13" table:formula="of:=[.F4]-[.B3]/[.B4]" office:value-type="currency" office:currency="USD" office:value="48.8795471068244">
            <text:p>$48,88</text:p>
          </table:table-cell>
          <table:table-cell table:style-name="ce16" table:formula="of:=[.G4]/1.1" office:value-type="currency" office:currency="EUR" office:value="44.4359519152949">
            <text:p>44,44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4.48">
            <text:p>$4,48</text:p>
          </table:table-cell>
          <table:table-cell office:value-type="string">
            <text:p>Terminal KGV</text:p>
          </table:table-cell>
          <table:table-cell office:value-type="float" office:value="10">
            <text:p>10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2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2.24">
            <text:p>$2,24</text:p>
          </table:table-cell>
          <table:table-cell table:style-name="ce4"/>
          <table:table-cell table:style-name="ce4" table:formula="of:=[.B8]/(1+[.D2])^(1/4)" office:value-type="currency" office:currency="USD" office:value="2.20242979625584">
            <text:p>$2,20</text:p>
          </table:table-cell>
          <table:table-cell table:style-name="ce6" table:formula="of:=[.B5]/2" office:value-type="currency" office:currency="USD" office:value="2.24">
            <text:p>$2,24</text:p>
          </table:table-cell>
          <table:table-cell table:style-name="ce6"/>
          <table:table-cell table:style-name="ce6" table:formula="of:=[.E8]/(1+[.D3])^(1/4)" office:value-type="currency" office:currency="USD" office:value="2.19477792682338">
            <text:p>$2,19</text:p>
          </table:table-cell>
          <table:table-cell table:style-name="ce7" table:formula="of:=[.B5]/2" office:value-type="currency" office:currency="USD" office:value="2.24">
            <text:p>$2,24</text:p>
          </table:table-cell>
          <table:table-cell table:style-name="ce7"/>
          <table:table-cell table:style-name="ce7" table:formula="of:=[.H8]/(1+[.D4])^(1/4)" office:value-type="currency" office:currency="USD" office:value="2.18725716087494">
            <text:p>$2,1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6.3616">
            <text:p>$6,36</text:p>
          </table:table-cell>
          <table:table-cell table:style-name="ce8" office:value-type="percentage" office:value="0.42">
            <text:p>42,00%</text:p>
          </table:table-cell>
          <table:table-cell table:style-name="ce5" table:formula="of:=[.B9]/(1+[.$D$2])^[.A9]" office:value-type="currency" office:currency="USD" office:value="5.94542056074766">
            <text:p>$5,95</text:p>
          </table:table-cell>
          <table:table-cell table:style-name="ce11" table:formula="of:=[.B5]*(1+[.F9])" office:value-type="currency" office:currency="USD" office:value="6.272">
            <text:p>$6,27</text:p>
          </table:table-cell>
          <table:table-cell table:style-name="ce9" office:value-type="percentage" office:value="0.4">
            <text:p>40,00%</text:p>
          </table:table-cell>
          <table:table-cell table:style-name="ce11" table:formula="of:=[.E9]/(1+[.$D$3])^[.A9]" office:value-type="currency" office:currency="USD" office:value="5.78064516129032">
            <text:p>$5,78</text:p>
          </table:table-cell>
          <table:table-cell table:style-name="ce17" table:formula="of:=[.B5]*(1+[.I9])" office:value-type="currency" office:currency="USD" office:value="4.8384">
            <text:p>$4,84</text:p>
          </table:table-cell>
          <table:table-cell table:style-name="ce10" office:value-type="percentage" office:value="0.08">
            <text:p>8,00%</text:p>
          </table:table-cell>
          <table:table-cell table:style-name="ce17" table:formula="of:=[.H9]/(1+[.$D$4])^[.A9]" office:value-type="currency" office:currency="USD" office:value="4.39854545454546">
            <text:p>$4,4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7.570304">
            <text:p>$7,57</text:p>
          </table:table-cell>
          <table:table-cell table:style-name="ce8" office:value-type="percentage" office:value="0.19">
            <text:p>19,00%</text:p>
          </table:table-cell>
          <table:table-cell table:style-name="ce5" table:formula="of:=[.B10]/(1+[.$D$2])^[.A10]" office:value-type="currency" office:currency="USD" office:value="6.61219669840161">
            <text:p>$6,61</text:p>
          </table:table-cell>
          <table:table-cell table:style-name="ce11" table:formula="of:=[.E9]*(1+[.F10])" office:value-type="currency" office:currency="USD" office:value="7.40096">
            <text:p>$7,40</text:p>
          </table:table-cell>
          <table:table-cell table:style-name="ce9" office:value-type="percentage" office:value="0.18">
            <text:p>18,00%</text:p>
          </table:table-cell>
          <table:table-cell table:style-name="ce11" table:formula="of:=[.E10]/(1+[.$D$3])^[.A10]" office:value-type="currency" office:currency="USD" office:value="6.28678459937565">
            <text:p>$6,29</text:p>
          </table:table-cell>
          <table:table-cell table:style-name="ce17" table:formula="of:=[.H9]*(1+[.I10])" office:value-type="currency" office:currency="USD" office:value="4.8384">
            <text:p>$4,84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0]/(1+[.$D$4])^[.A10]" office:value-type="currency" office:currency="USD" office:value="3.99867768595041">
            <text:p>$4,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7.87311616">
            <text:p>$7,87</text:p>
          </table:table-cell>
          <table:table-cell table:style-name="ce8" office:value-type="percentage" office:value="0.04">
            <text:p>4,00%</text:p>
          </table:table-cell>
          <table:table-cell table:style-name="ce5" table:formula="of:=[.B11]/(1+[.$D$2])^[.A11]" office:value-type="currency" office:currency="USD" office:value="6.42680800592306">
            <text:p>$6,43</text:p>
          </table:table-cell>
          <table:table-cell table:style-name="ce11" table:formula="of:=[.E10]*(1+[.F11])" office:value-type="currency" office:currency="USD" office:value="7.5489792">
            <text:p>$7,55</text:p>
          </table:table-cell>
          <table:table-cell table:style-name="ce9" office:value-type="percentage" office:value="0.02">
            <text:p>2,00%</text:p>
          </table:table-cell>
          <table:table-cell table:style-name="ce11" table:formula="of:=[.E11]/(1+[.$D$3])^[.A11]" office:value-type="currency" office:currency="USD" office:value="5.91015695056513">
            <text:p>$5,91</text:p>
          </table:table-cell>
          <table:table-cell table:style-name="ce17" table:formula="of:=[.H10]*(1+[.I11])" office:value-type="currency" office:currency="USD" office:value="4.8384">
            <text:p>$4,84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1]/(1+[.$D$4])^[.A11]" office:value-type="currency" office:currency="USD" office:value="3.63516153268219">
            <text:p>$3,64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21.1868550613282">
            <text:p>$21,19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20.1723646380545">
            <text:p>$20,17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14.219641834053">
            <text:p>$14,22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78.7311616">
            <text:p>$78,73</text:p>
          </table:table-cell>
          <table:table-cell table:style-name="ce4"/>
          <table:table-cell table:style-name="ce5" table:formula="of:=[.B13]/(1+[.D2])^([.A11]+1/2)" office:value-type="currency" office:currency="USD" office:value="62.1302980741662">
            <text:p>$62,13</text:p>
          </table:table-cell>
          <table:table-cell table:style-name="ce11" table:formula="of:=[.E11]*[.D5]" office:value-type="currency" office:currency="USD" office:value="75.489792">
            <text:p>$75,49</text:p>
          </table:table-cell>
          <table:table-cell table:style-name="ce6"/>
          <table:table-cell table:style-name="ce11" table:formula="of:=[.E13]/(1+[.D3])^([.A11]+1/2)" office:value-type="currency" office:currency="USD" office:value="56.7393224127939">
            <text:p>$56,74</text:p>
          </table:table-cell>
          <table:table-cell table:style-name="ce17" table:formula="of:=[.H11]*[.D5]" office:value-type="currency" office:currency="USD" office:value="48.384">
            <text:p>$48,38</text:p>
          </table:table-cell>
          <table:table-cell table:style-name="ce7"/>
          <table:table-cell table:style-name="ce17" table:formula="of:=[.H13]/(1+[.D4])^([.A11]+1/2)" office:value-type="currency" office:currency="USD" office:value="34.6599052727714">
            <text:p>$34,6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trong Buy</text:p>
          </table:table-cell>
          <table:table-cell table:style-name="ce1" office:value-type="float" office:value="4.72">
            <text:p>4,72</text:p>
          </table:table-cell>
          <table:table-cell table:number-columns-repeated="8"/>
        </table:table-row>
      </table:table>
      <table:table table:name="Divi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office:value-type="string">
            <text:p>AIG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53.8">
            <text:p>53,8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5">
            <text:p>5,00%</text:p>
          </table:table-cell>
          <table:table-cell/>
          <table:table-cell table:style-name="ce4" table:formula="of:=[.D14]+[.D12]" office:value-type="currency" office:currency="USD" office:value="117.16874688871">
            <text:p>$117,17</text:p>
          </table:table-cell>
          <table:table-cell table:style-name="ce14" table:formula="of:=[.F2]/1.1" office:value-type="currency" office:currency="EUR" office:value="106.5170426261">
            <text:p>106,52 €</text:p>
          </table:table-cell>
          <table:table-cell table:style-name="ce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6">
            <text:p>6,00%</text:p>
          </table:table-cell>
          <table:table-cell/>
          <table:table-cell table:formula="of:=[.G12]+[.G14]" office:value-type="currency" office:currency="USD" office:value="50.7052027041448">
            <text:p>$50,71</text:p>
          </table:table-cell>
          <table:table-cell table:style-name="ce15" table:formula="of:=[.F3]/1.1" office:value-type="currency" office:currency="EUR" office:value="46.0956388219498">
            <text:p>46,10 €</text:p>
          </table:table-cell>
          <table:table-cell table:style-name="ce9" office:value-type="percentage" office:value="0.6">
            <text:p>60,00%</text:p>
          </table:table-cell>
          <table:table-cell table:formula="of:=[.H2]*[.G2]+[.H3]*[.G3]+[.H4]*[.G4]" office:value-type="currency" office:currency="EUR" office:value="51.5104957978371">
            <text:p>51,51 €</text:p>
          </table:table-cell>
          <table:table-cell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818">
            <text:p>0,818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07">
            <text:p>7,00%</text:p>
          </table:table-cell>
          <table:table-cell/>
          <table:table-cell table:style-name="ce12" table:formula="of:=[.J12]+[.J14]" office:value-type="currency" office:currency="USD" office:value="14.0233718869597">
            <text:p>$14,02</text:p>
          </table:table-cell>
          <table:table-cell table:style-name="ce19" table:formula="of:=[.F4]/1.1" office:value-type="currency" office:currency="EUR" office:value="12.7485198972361">
            <text:p>12,75 €</text:p>
          </table:table-cell>
          <table:table-cell table:style-name="ce1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Dividende</text:p>
          </table:table-cell>
          <table:table-cell table:style-name="ce3" office:value-type="currency" office:currency="USD" office:value="1.28">
            <text:p>$1,28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0.64">
            <text:p>$0,64</text:p>
          </table:table-cell>
          <table:table-cell table:style-name="ce4"/>
          <table:table-cell table:style-name="ce4" table:formula="of:=[.B8]/(1+[.D2])^(1/4)" office:value-type="currency" office:currency="USD" office:value="0.632240990350767">
            <text:p>$0,63</text:p>
          </table:table-cell>
          <table:table-cell table:style-name="ce6" table:formula="of:=[.B5]/2" office:value-type="currency" office:currency="USD" office:value="0.64">
            <text:p>$0,64</text:p>
          </table:table-cell>
          <table:table-cell/>
          <table:table-cell table:style-name="ce6" table:formula="of:=[.E8]/(1+[.D3])^(1/4)" office:value-type="currency" office:currency="USD" office:value="0.630744551479865">
            <text:p>$0,63</text:p>
          </table:table-cell>
          <table:table-cell table:style-name="ce7" table:formula="of:=[.B5]/2" office:value-type="currency" office:currency="USD" office:value="0.64">
            <text:p>$0,64</text:p>
          </table:table-cell>
          <table:table-cell table:style-name="ce7"/>
          <table:table-cell table:style-name="ce7" table:formula="of:=[.H8]/(1+[.D4])^(1/4)" office:value-type="currency" office:currency="USD" office:value="0.629265656073096">
            <text:p>$0,6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.3952">
            <text:p>$1,40</text:p>
          </table:table-cell>
          <table:table-cell table:style-name="ce8" office:value-type="percentage" office:value="0.09">
            <text:p>9,00%</text:p>
          </table:table-cell>
          <table:table-cell table:formula="of:=[.B9]/(1+[.$D$2])^[.A9]" office:value-type="currency" office:currency="USD" office:value="1.3287619047619">
            <text:p>$1,33</text:p>
          </table:table-cell>
          <table:table-cell table:style-name="ce11" table:formula="of:=[.B5]*(1+[.F9])" office:value-type="currency" office:currency="USD" office:value="1.3696">
            <text:p>$1,37</text:p>
          </table:table-cell>
          <table:table-cell table:style-name="ce9" office:value-type="percentage" office:value="0.07">
            <text:p>7,00%</text:p>
          </table:table-cell>
          <table:table-cell table:formula="of:=[.E9]/(1+[.$D$3])^[.A9]" office:value-type="currency" office:currency="USD" office:value="1.29207547169811">
            <text:p>$1,29</text:p>
          </table:table-cell>
          <table:table-cell table:formula="of:=[.B5]*(1+[.I9])" office:value-type="currency" office:currency="USD" office:value="1.3184">
            <text:p>$1,32</text:p>
          </table:table-cell>
          <table:table-cell table:style-name="ce10" office:value-type="percentage" office:value="0.03">
            <text:p>3,00%</text:p>
          </table:table-cell>
          <table:table-cell table:style-name="ce17" table:formula="of:=[.H9]/(1+[.$D$4])^[.A9]" office:value-type="currency" office:currency="USD" office:value="1.23214953271028">
            <text:p>$1,2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.520768">
            <text:p>$1,52</text:p>
          </table:table-cell>
          <table:table-cell table:style-name="ce8" office:value-type="percentage" office:value="0.09">
            <text:p>9,00%</text:p>
          </table:table-cell>
          <table:table-cell table:formula="of:=[.B10]/(1+[.$D$2])^[.A10]" office:value-type="currency" office:currency="USD" office:value="1.37938140589569">
            <text:p>$1,38</text:p>
          </table:table-cell>
          <table:table-cell table:style-name="ce11" table:formula="of:=[.E9]*(1+[.F10])" office:value-type="currency" office:currency="USD" office:value="1.465472">
            <text:p>$1,47</text:p>
          </table:table-cell>
          <table:table-cell table:style-name="ce9" office:value-type="percentage" office:value="0.07">
            <text:p>7,00%</text:p>
          </table:table-cell>
          <table:table-cell table:formula="of:=[.E10]/(1+[.$D$3])^[.A10]" office:value-type="currency" office:currency="USD" office:value="1.30426486294055">
            <text:p>$1,30</text:p>
          </table:table-cell>
          <table:table-cell table:formula="of:=[.H9]*(1+[.I10])" office:value-type="currency" office:currency="USD" office:value="1.357952">
            <text:p>$1,36</text:p>
          </table:table-cell>
          <table:table-cell table:style-name="ce10" office:value-type="percentage" office:value="0.03">
            <text:p>3,00%</text:p>
          </table:table-cell>
          <table:table-cell table:style-name="ce17" table:formula="of:=[.H10]/(1+[.$D$4])^[.A10]" office:value-type="currency" office:currency="USD" office:value="1.18608786793606">
            <text:p>$1,1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.65763712">
            <text:p>$1,66</text:p>
          </table:table-cell>
          <table:table-cell table:style-name="ce8" office:value-type="percentage" office:value="0.09">
            <text:p>9,00%</text:p>
          </table:table-cell>
          <table:table-cell table:formula="of:=[.B11]/(1+[.$D$2])^[.A11]" office:value-type="currency" office:currency="USD" office:value="1.43192926897743">
            <text:p>$1,43</text:p>
          </table:table-cell>
          <table:table-cell table:style-name="ce11" table:formula="of:=[.E10]*(1+[.F11])" office:value-type="currency" office:currency="USD" office:value="1.56805504">
            <text:p>$1,57</text:p>
          </table:table-cell>
          <table:table-cell table:style-name="ce9" office:value-type="percentage" office:value="0.07">
            <text:p>7,00%</text:p>
          </table:table-cell>
          <table:table-cell table:formula="of:=[.E11]/(1+[.$D$3])^[.A11]" office:value-type="currency" office:currency="USD" office:value="1.31656924843999">
            <text:p>$1,32</text:p>
          </table:table-cell>
          <table:table-cell table:formula="of:=[.H10]*(1+[.I11])" office:value-type="currency" office:currency="USD" office:value="1.39869056">
            <text:p>$1,40</text:p>
          </table:table-cell>
          <table:table-cell table:style-name="ce10" office:value-type="percentage" office:value="0.03">
            <text:p>3,00%</text:p>
          </table:table-cell>
          <table:table-cell table:style-name="ce17" table:formula="of:=[.H11]/(1+[.$D$4])^[.A11]" office:value-type="currency" office:currency="USD" office:value="1.14174813455528">
            <text:p>$1,14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4.7723135699858">
            <text:p>$4,77</text:p>
          </table:table-cell>
          <table:table-cell table:style-name="ce11"/>
          <table:table-cell/>
          <table:table-cell table:formula="of:=SUM([.G8:.G11])" office:value-type="currency" office:currency="USD" office:value="4.54365413455851">
            <text:p>$4,54</text:p>
          </table:table-cell>
          <table:table-cell/>
          <table:table-cell table:style-name="ce7"/>
          <table:table-cell table:style-name="ce17" table:formula="of:=SUM([.J8:.J11])" office:value-type="currency" office:currency="USD" office:value="4.18925119127472">
            <text:p>$4,19</text:p>
          </table:table-cell>
        </table:table-row>
        <table:table-row table:style-name="ro1">
          <table:table-cell office:value-type="string">
            <text:p>Divi Wachstum</text:p>
          </table:table-cell>
          <table:table-cell/>
          <table:table-cell table:style-name="ce8" office:value-type="percentage" office:value="0.06">
            <text:p>6,00%</text:p>
          </table:table-cell>
          <table:table-cell/>
          <table:table-cell table:style-name="ce11"/>
          <table:table-cell table:style-name="ce9" office:value-type="percentage" office:value="0.04">
            <text:p>4,00%</text:p>
          </table:table-cell>
          <table:table-cell table:number-columns-repeated="2"/>
          <table:table-cell table:style-name="ce10" office:value-type="percentage" office:value="-0.05">
            <text:p>-5,00%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133.326069673785">
            <text:p>$133,33</text:p>
          </table:table-cell>
          <table:table-cell table:style-name="ce4"/>
          <table:table-cell table:formula="of:=[.B14]/(1+[.D2])^([.A11]+1/2)" office:value-type="currency" office:currency="USD" office:value="112.396433318724">
            <text:p>$112,40</text:p>
          </table:table-cell>
          <table:table-cell table:style-name="ce11" table:formula="of:=[.E11]*(1-((1+[.F13])/(1+[.D3]))^60)/(1-(1+[.F13])/(1+[.D3]))" office:value-type="currency" office:currency="USD" office:value="56.6044921087625">
            <text:p>$56,60</text:p>
          </table:table-cell>
          <table:table-cell/>
          <table:table-cell table:formula="of:=[.E14]/(1+[.D3])^([.A11]+1/2)" office:value-type="currency" office:currency="USD" office:value="46.1615485695863">
            <text:p>$46,16</text:p>
          </table:table-cell>
          <table:table-cell table:formula="of:=[.H11]*(1-((1+[.I13])/(1+[.D4]))^60)/(1-(1+[.I13])/(1+[.D4]))" office:value-type="currency" office:currency="USD" office:value="12.4617420113073">
            <text:p>$12,46</text:p>
          </table:table-cell>
          <table:table-cell table:style-name="ce7"/>
          <table:table-cell table:style-name="ce17" table:formula="of:=[.H14]/(1+[.D4])^([.A11]+1/2)" office:value-type="currency" office:currency="USD" office:value="9.83412069568499">
            <text:p>$9,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5">05.02.2023</text:date>, <text:time>20:00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2-05T20:00:04.21</dc:date>
    <dc:creator>aaa </dc:creator>
    <meta:editing-duration>P2DT22H10M3S</meta:editing-duration>
    <meta:editing-cycles>48</meta:editing-cycles>
    <meta:generator>OpenOffice/4.1.5$Win32 OpenOffice.org_project/415m1$Build-9789</meta:generator>
    <meta:document-statistic meta:table-count="2" meta:cell-count="191" meta:object-count="0"/>
  </office:meta>
</office:document-meta>
</file>